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313131" loext:opacity="100%" style:font-name="Helvetica" fo:font-size="12pt" fo:letter-spacing="normal" fo:font-style="normal" style:text-underline-style="none" fo:font-weight="normal" officeooo:rsid="001ca4da" officeooo:paragraph-rsid="001ca4da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313131" loext:opacity="100%" style:font-name="Helvetica" fo:font-size="12pt" fo:letter-spacing="normal" fo:font-style="normal" style:text-underline-style="none" fo:font-weight="normal" officeooo:rsid="001ca4da" officeooo:paragraph-rsid="001ca4da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313131" loext:opacity="100%" style:font-name="Helvetica" fo:font-size="18pt" fo:letter-spacing="normal" fo:font-style="normal" style:text-underline-style="solid" style:text-underline-width="auto" style:text-underline-color="font-color" fo:font-weight="bold" style:font-size-asian="18pt" style:font-size-complex="18pt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13131" loext:opacity="100%" style:font-name="Helvetica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13131" loext:opacity="100%" style:font-name="Helvetica" fo:font-size="12pt" fo:letter-spacing="normal" fo:font-style="normal" style:text-underline-style="none" fo:font-weight="normal" officeooo:rsid="001c66fb" officeooo:paragraph-rsid="001c66f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13131" loext:opacity="100%" style:font-name="Helvetica" fo:font-size="12pt" fo:letter-spacing="normal" fo:font-style="normal" style:text-underline-style="none" fo:font-weight="normal" officeooo:rsid="001ca4da" officeooo:paragraph-rsid="001ca4d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13131" loext:opacity="100%" style:font-name="Helvetica" fo:font-size="12pt" fo:letter-spacing="normal" fo:font-style="normal" fo:font-weight="normal"/>
    </style:style>
    <style:style style:name="P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Helvetica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Helvetica" fo:font-size="12pt" fo:letter-spacing="normal" fo:font-style="normal" fo:font-weight="normal" officeooo:paragraph-rsid="001c66fb" style:font-size-asian="12pt" style:font-size-complex="12pt"/>
    </style:style>
    <style:style style:name="P1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style:font-size-asian="12pt" style:font-size-complex="12pt"/>
    </style:style>
    <style:style style:name="T1" style:family="text">
      <style:text-properties fo:color="#000000" loext:opacity="100%" style:text-underline-style="none" style:font-size-asian="12pt" style:font-weight-asian="normal" style:font-size-complex="12pt" style:font-weight-complex="normal"/>
    </style:style>
    <style:style style:name="T2" style:family="text">
      <style:text-properties fo:color="#000000" loext:opacity="100%" style:font-size-asian="12pt" style:font-size-complex="12pt"/>
    </style:style>
    <style:style style:name="T3" style:family="text">
      <style:text-properties fo:color="#000000" loext:opacity="100%" officeooo:rsid="001c66fb" style:font-size-asian="12pt" style:font-size-complex="12pt"/>
    </style:style>
    <style:style style:name="T4" style:family="text">
      <style:text-properties style:font-name="monospace"/>
    </style:style>
    <style:style style:name="T5" style:family="text">
      <style:text-properties officeooo:rsid="001c66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P with ORCA</text:p>
      <text:p text:style-name="P5"/>
      <text:p text:style-name="P5">(E-Mail Vahideh 16/06/2021; files unter k15:Desktop/ORCA(R)ESP_charges/)</text:p>
      <text:p text:style-name="P5"/>
      <text:p text:style-name="P7"><text:span text:style-name="T1">To calculate ESP with ORCA you first need a start structure as xyz-file "</text:span><text:a xlink:type="simple" xlink:href="http://input.xyz/" office:target-frame-name="_blank" xlink:show="new" text:style-name="Internet_20_link" text:visited-style-name="Visited_20_Internet_20_Link">input.xyz</text:a><text:span text:style-name="T1">". </text:span><text:span text:style-name="T2">On this structure you perform a single point calculation, for example with input.inp and run.bash (attachment). If you want to optimize the structure in the step you may use the opt.inp as input.inp. </text:span><text:span text:style-name="T3">W</text:span><text:span text:style-name="T2">ith the attached run file "run.bash" you will have a folder named "opt_out0" which contains .gbw file, continue in the folder opt_out0.</text:span></text:p>
      <text:p text:style-name="P8"/>
      <text:p text:style-name="P9">Now the fun part for ESP starts <text:span text:style-name="T5">(a</text:span>fter the calculation is finished you use<text:span text:style-name="T5">)</text:span>:</text:p>
      <text:p text:style-name="P10">/home/software/cluster/orca_4_0_1_linux_x86-64/orca_plot input.gbw -i</text:p>
      <text:p text:style-name="P8"/>
      <text:p text:style-name="P8">In the upcoming dialogue you choose:</text:p>
      <text:p text:style-name="P8">For (1) <text:s/><text:span text:style-name="T4">Enter type of plot --&gt; 2-</text:span>electron density</text:p>
      <text:p text:style-name="P8">For (4) <text:s/><text:span text:style-name="T4">Enter number of grid intervals --&gt;Enter NGRID: </text:span>80</text:p>
      <text:p text:style-name="P8">For (5) <text:s/><text:span text:style-name="T4">Select output file format --&gt; 7- </text:span>gaussian cube</text:p>
      <text:p text:style-name="P8">Then, you start the calculation with 10. This should run fast.</text:p>
      <text:p text:style-name="P8"/>
      <text:p text:style-name="P8"><text:span text:style-name="T5">U</text:span>se the script "mep.py" (attachment) <text:span text:style-name="T5">i</text:span>n the corresponding folder like ./mep.py input 80</text:p>
      <text:p text:style-name="P8">This may take a while...</text:p>
      <text:p text:style-name="P8"><text:span text:style-name="T5">Y</text:span>ou should have two cube files:</text:p>
      <text:p text:style-name="P8">"input.eldens.cube" with the electron density</text:p>
      <text:p text:style-name="P8">"input_mep.cube", with the electrostatic potential</text:p>
      <text:p text:style-name="P8"/>
      <text:p text:style-name="P9">Thus, now you need to visualize. To visualize <text:span text:style-name="T5">i</text:span>t with VMD in the same style I chose, you first have to open the "input.eldens.cube" with VMD. Now you load the<text:line-break/>"input_mep.cube" into the same molecule (!!!). You can now choose the representations in a way, that you have </text:p>
      <text:p text:style-name="P9">1. a CPK representation → "input_mep.cube"</text:p>
      <text:p text:style-name="P9">2. an isosurface, with "Vol" chosen as "vol0:input.eldens.cube", the isovalue as 0.004 and the draw "Wireframe".</text:p>
      <text:p text:style-name="P9">Now you choose the coloring method as "Volume" with "1:input_mep.cube" as parameter.<text:line-break/>In the "Trajectory" slide you change the color scale range to something like 0.00 and 0.20 or whatever is looking meaningful. Finally, you may try in the Graphics-&gt;Colors window the slide "Color Scale" and change it to RGB.</text:p>
      <text:p text:style-name="P4"/>
      <text:p text:style-name="P4"/>
      <text:p text:style-name="P4"/>
      <text:p text:style-name="P6"><text:soft-page-break/>Additional info:</text:p>
      <text:list xml:id="list616356274" text:style-name="L1">
        <text:list-item>
          <text:p text:style-name="P1">make geometry optimization with ORCA and produce .gbw file</text:p>
        </text:list-item>
        <text:list-item>
          <text:p text:style-name="P1">get .molden file with: </text:p>
          <text:p text:style-name="P2">/home/software/cluster/orca_4_0_1_linux_x86-64/orca_2mlk orca -molden</text:p>
        </text:list-item>
        <text:list-item>
          <text:p text:style-name="P2">boot file with multiwfn</text:p>
        </text:list-item>
        <text:list-item>
          <text:p text:style-name="P2">for RESP: choose (7), then (18) and (1)</text:p>
        </text:list-item>
        <text:list-item>
          <text:p text:style-name="P2">restricting the calculations with regard to symmetry of the studied molecule is possible when calculating ESP charg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Helvetica" svg:font-family="Helvetica, Arial, sans-serif"/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11:50:33.103894228</meta:creation-date>
    <dc:date>2021-09-07T12:05:25.706359526</dc:date>
    <meta:editing-duration>PT14M52S</meta:editing-duration>
    <meta:editing-cycles>2</meta:editing-cycles>
    <meta:generator>LibreOffice/7.1.4.2$Linux_X86_64 LibreOffice_project/10$Build-2</meta:generator>
    <meta:print-date>2021-09-07T11:59:26.907645406</meta:print-date>
    <meta:document-statistic meta:table-count="0" meta:image-count="0" meta:object-count="0" meta:page-count="2" meta:paragraph-count="26" meta:word-count="351" meta:character-count="2231" meta:non-whitespace-character-count="1910"/>
  </office:meta>
</office:document-meta>
</file>